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3842E62CE96453B1F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484in" svg:y="-0.2638in" svg:width="7.1028in" svg:height="10.6547in" draw:z-index="0"><draw:image xlink:href="Pictures/1000000000000258000003842E62CE96453B1F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38:36.244999364</meta:creation-date>
    <dc:date>2018-11-06T08:41:14.398225994</dc:date>
    <meta:editing-duration>PT2M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